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1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44.png" xlink:type="simple" xlink:show="embed" xlink:actuate="onLoad"/></draw:frame></text:p>
          </table:table-cell>
          <table:table-cell table:style-name="Table1.B1" office:value-type="string">
            <text:h text:style-name="P6" text:outline-level="1">Синусоидальная функци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7">C</text:span><text:span text:style-name="T1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4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2">векторизован</text:span><text:span text:style-name="T1">, по умолчанию </text:span>возвращает выходное значение, вычисленное по формуле:</text:p>
            <text:p text:style-name="P5"><draw:frame draw:style-name="fr3" draw:name="Объект1" text:anchor-type="as-char" svg:width="5.061cm" svg:height="0.56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4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/draw:frame> – <text:span text:style-name="T1">амплитуда, круговая частота (рад/с) и фаза (рад)</text:span>,</text:p>
            <text:p text:style-name="P4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входно<text:span text:style-name="T1">й и выходной сигналы</text:span>.</text:p>
            <text:p text:style-name="P4"><text:span text:style-name="T1">Кроме того, в зависимости от настроек блока, может возвращать значение косинуса</text:span></text:p>
            <text:p text:style-name="P5"><text:span text:style-name="T1"><draw:frame draw:style-name="fr3" draw:name="Объект7" text:anchor-type="as-char" svg:width="5.069cm" svg:height="0.564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    <text:p text:style-name="P4"><text:span text:style-name="T1"><text:s/>или тангенса</text:span></text:p>
            <text:p text:style-name="P5"><text:span text:style-name="T1"><draw:frame draw:style-name="fr3" draw:name="Объект8" text:anchor-type="as-char" svg:width="4.821cm" svg:height="0.564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      <text:p text:style-name="P4"><text:span text:style-name="T2">Свойства</text:span><text:span text:style-name="T1">:</text:span></text:p>
            <text:list xml:id="list343072743551894346" text:style-name="L1">
              <text:list-item>
                <text:p text:style-name="P8"><text:span text:style-name="T14">Амплитуда, в формуле a·sin[w·x(t) + f] – коэффициент</text:span><text:span text:style-name="T14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4">.</text:span></text:p>
              </text:list-item>
              <text:list-item>
                <text:p text:style-name="P8"><text:span text:style-name="T14">Частота – коэффициент</text:span><text:span text:style-name="T14"><draw:frame draw:style-name="fr3" draw:name="Объект6" text:anchor-type="as-char" svg:width="0.55cm" svg:height="0.28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4">.</text:span></text:p>
              </text:list-item>
              <text:list-item>
                <text:p text:style-name="P8"><text:span text:style-name="T3">Фаза</text:span><text:span text:style-name="T14"> – коэффициент</text:span><text:span text:style-name="T14"><draw:frame draw:style-name="fr3" draw:name="Объект5" text:anchor-type="as-char" svg:width="0.566cm" svg:height="0.549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14">.</text:span></text:p>
              </text:list-item>
              <text:list-item>
                <text:p text:style-name="P8"><text:span text:style-name="T14">Тип функции – выбор типа функции, реализуемой блоком.</text:span></text:p>
              </text:list-item>
            </text:list>
            <text:p text:style-name="P4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4"><text:span text:style-name="T13">Примечания</text:span>:</text:p>
            <text:list xml:id="list9080086459296566152" text:style-name="L2">
              <text:list-item>
                <text:p text:style-name="P9"><text:span text:style-name="T4">По умолчанию данный блок реализует синусоидаль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.</text:span></text:p>
              </text:list-item>
              <text:list-item>
                <text:p text:style-name="P10"><text:span text:style-name="T8">Именованные свойства </text:span><text:span text:style-name="T6">могут быть заданы </text:span><text:span text:style-name="T8">как </text:span><text:span text:style-name="T11">локальные</text:span><text:span text:style-name="T8"> переменные модели (или субмодели) во вкладке </text:span><text:span text:style-name="T11">Параметры,</text:span><text:span text:style-name="T8"> как </text:span><text:span text:style-name="T11">глобальные</text:span><text:span text:style-name="T8"> сигналы проекта при помощи пункта главного меню </text:span><text:span text:style-name="T5">Сервис</text:span><text:span text:style-name="T8"> </text:span><text:span text:style-name="T9">→</text:span><text:span text:style-name="T10"> </text:span><text:span text:style-name="T12">Сигналы,</text:span><text:span text:style-name="T8"> </text:span><text:span text:style-name="T6">или как </text:span><text:span text:style-name="T5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нусоидальная функция</dc:title>
    <dc:date>2016-12-23T10:50:42.81</dc:date>
    <meta:generator>OpenOffice/4.1.1$Win32 OpenOffice.org_project/411m6$Build-9775</meta:generator>
    <meta:editing-duration>PT2H46M26S</meta:editing-duration>
    <meta:editing-cycles>142</meta:editing-cycles>
    <meta:document-statistic meta:table-count="1" meta:image-count="2" meta:object-count="9" meta:page-count="1" meta:paragraph-count="23" meta:word-count="152" meta:character-count="1029"/>
    <dc:creator>ILYA KUBENSKIY</dc:creator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si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f</mi>
    </mrow>
    <annotation encoding="StarMath 5.0">f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cos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cos(%omega cdot x(t) + f)</annotation>
  </semantics>
</math>
</file>

<file path=Object 8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tg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tg(%omega cdot x(t) + f)</annotation>
  </semantics>
</math>
</file>

<file path=Object 9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